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b29" officeooo:paragraph-rsid="00055b29"/>
    </style:style>
    <style:style style:name="P2" style:family="paragraph" style:parent-style-name="Standard">
      <style:text-properties fo:font-weight="bold" officeooo:rsid="001af047" officeooo:paragraph-rsid="001af047" style:font-weight-asian="bold" style:font-weight-complex="bold"/>
    </style:style>
    <style:style style:name="P3" style:family="paragraph" style:parent-style-name="Standard">
      <style:text-properties fo:font-weight="bold" officeooo:rsid="00360ed9" officeooo:paragraph-rsid="00360ed9" style:font-weight-asian="bold" style:font-weight-complex="bold"/>
    </style:style>
    <style:style style:name="P4" style:family="paragraph" style:parent-style-name="Standard">
      <style:text-properties fo:font-weight="bold" officeooo:rsid="00360ed9" officeooo:paragraph-rsid="00374538" style:font-weight-asian="bold" style:font-weight-complex="bold"/>
    </style:style>
    <style:style style:name="P5" style:family="paragraph" style:parent-style-name="Standard">
      <style:text-properties fo:font-weight="bold" officeooo:rsid="00374538" officeooo:paragraph-rsid="00374538" style:font-weight-asian="bold" style:font-weight-complex="bold"/>
    </style:style>
    <style:style style:name="P6" style:family="paragraph" style:parent-style-name="Standard">
      <style:text-properties officeooo:rsid="001133a6" officeooo:paragraph-rsid="001133a6"/>
    </style:style>
    <style:style style:name="P7" style:family="paragraph" style:parent-style-name="Standard">
      <style:text-properties fo:font-weight="normal" officeooo:rsid="0013c5aa" officeooo:paragraph-rsid="0013c5aa" style:font-weight-asian="normal" style:font-weight-complex="normal"/>
    </style:style>
    <style:style style:name="P8" style:family="paragraph" style:parent-style-name="Standard">
      <style:text-properties fo:font-weight="normal" officeooo:rsid="00154f62" officeooo:paragraph-rsid="00154f62" style:font-weight-asian="normal" style:font-weight-complex="normal"/>
    </style:style>
    <style:style style:name="P9" style:family="paragraph" style:parent-style-name="Standard">
      <style:text-properties fo:font-weight="normal" officeooo:rsid="00214940" officeooo:paragraph-rsid="00214940" style:font-weight-asian="normal" style:font-weight-complex="normal"/>
    </style:style>
    <style:style style:name="P10" style:family="paragraph" style:parent-style-name="Standard">
      <style:text-properties fo:font-weight="normal" officeooo:rsid="00374538" officeooo:paragraph-rsid="003779cd" style:font-weight-asian="normal" style:font-weight-complex="normal"/>
    </style:style>
    <style:style style:name="P11" style:family="paragraph" style:parent-style-name="Standard">
      <style:text-properties fo:font-weight="normal" officeooo:rsid="00360ed9" officeooo:paragraph-rsid="00374538" style:font-weight-asian="normal" style:font-weight-complex="normal"/>
    </style:style>
    <style:style style:name="P12" style:family="paragraph" style:parent-style-name="Standard">
      <style:text-properties fo:font-weight="normal" officeooo:rsid="00398fce" officeooo:paragraph-rsid="00398fce" style:font-weight-asian="normal" style:font-weight-complex="normal"/>
    </style:style>
    <style:style style:name="P13" style:family="paragraph" style:parent-style-name="Standard">
      <style:text-properties officeooo:rsid="001c03ac" officeooo:paragraph-rsid="001c03ac"/>
    </style:style>
    <style:style style:name="P14" style:family="paragraph" style:parent-style-name="Standard">
      <style:text-properties officeooo:rsid="001c03ac" officeooo:paragraph-rsid="001d5dc5"/>
    </style:style>
    <style:style style:name="P15" style:family="paragraph" style:parent-style-name="Standard">
      <style:text-properties officeooo:rsid="001c1c52" officeooo:paragraph-rsid="001c1c52"/>
    </style:style>
    <style:style style:name="P16" style:family="paragraph" style:parent-style-name="Standard">
      <style:text-properties officeooo:rsid="001c1c52" officeooo:paragraph-rsid="0024e019"/>
    </style:style>
    <style:style style:name="P17" style:family="paragraph" style:parent-style-name="Standard">
      <style:text-properties officeooo:rsid="0024e019" officeooo:paragraph-rsid="0024e019"/>
    </style:style>
    <style:style style:name="P18" style:family="paragraph" style:parent-style-name="Standard">
      <style:text-properties officeooo:rsid="00360ed9" officeooo:paragraph-rsid="00360ed9"/>
    </style:style>
    <style:style style:name="P19" style:family="paragraph" style:parent-style-name="Standard" style:list-style-name="L1">
      <style:text-properties officeooo:rsid="000212aa" officeooo:paragraph-rsid="000212aa"/>
    </style:style>
    <style:style style:name="P20" style:family="paragraph" style:parent-style-name="Standard" style:list-style-name="L1">
      <style:text-properties officeooo:rsid="0003ff74" officeooo:paragraph-rsid="0003ff74"/>
    </style:style>
    <style:style style:name="P21" style:family="paragraph" style:parent-style-name="Standard" style:list-style-name="L1">
      <style:text-properties officeooo:rsid="00055b29" officeooo:paragraph-rsid="00055b29"/>
    </style:style>
    <style:style style:name="P22" style:family="paragraph" style:parent-style-name="Standard" style:list-style-name="L1">
      <style:text-properties officeooo:rsid="00096559" officeooo:paragraph-rsid="00096559"/>
    </style:style>
    <style:style style:name="P23" style:family="paragraph" style:parent-style-name="Standard" style:list-style-name="L1">
      <style:text-properties officeooo:rsid="000a1cfd" officeooo:paragraph-rsid="000a86fb"/>
    </style:style>
    <style:style style:name="P24" style:family="paragraph" style:parent-style-name="Standard" style:list-style-name="L1">
      <style:text-properties officeooo:rsid="000a1cfd" officeooo:paragraph-rsid="000b3575"/>
    </style:style>
    <style:style style:name="P25" style:family="paragraph" style:parent-style-name="Standard" style:list-style-name="L1">
      <style:text-properties officeooo:rsid="000a86fb" officeooo:paragraph-rsid="000d7588"/>
    </style:style>
    <style:style style:name="P26" style:family="paragraph" style:parent-style-name="Standard" style:list-style-name="L1">
      <style:text-properties officeooo:rsid="000b3575" officeooo:paragraph-rsid="000b3575"/>
    </style:style>
    <style:style style:name="P27" style:family="paragraph" style:parent-style-name="Standard" style:list-style-name="L1">
      <style:text-properties officeooo:rsid="000b3575" officeooo:paragraph-rsid="000c73f0"/>
    </style:style>
    <style:style style:name="P28" style:family="paragraph" style:parent-style-name="Standard" style:list-style-name="L1">
      <style:text-properties officeooo:rsid="000c73f0" officeooo:paragraph-rsid="000c73f0"/>
    </style:style>
    <style:style style:name="P29" style:family="paragraph" style:parent-style-name="Standard" style:list-style-name="L1">
      <style:text-properties fo:font-weight="bold" officeooo:rsid="000d7588" officeooo:paragraph-rsid="000d7588" style:font-weight-asian="bold" style:font-weight-complex="bold"/>
    </style:style>
    <style:style style:name="P30" style:family="paragraph" style:parent-style-name="Standard" style:list-style-name="L2">
      <style:text-properties fo:font-weight="bold" officeooo:rsid="0013c5aa" officeooo:paragraph-rsid="0013c5aa" style:font-weight-asian="bold" style:font-weight-complex="bold"/>
    </style:style>
    <style:style style:name="P31" style:family="paragraph" style:parent-style-name="Standard" style:list-style-name="L1">
      <style:text-properties fo:font-weight="bold" officeooo:rsid="001d5dc5" officeooo:paragraph-rsid="001d5dc5" style:font-weight-asian="bold" style:font-weight-complex="bold"/>
    </style:style>
    <style:style style:name="P32" style:family="paragraph" style:parent-style-name="Standard" style:list-style-name="L1">
      <style:text-properties fo:font-weight="bold" officeooo:rsid="001c03ac" officeooo:paragraph-rsid="001c03ac" style:font-weight-asian="bold" style:font-weight-complex="bold"/>
    </style:style>
    <style:style style:name="P33" style:family="paragraph" style:parent-style-name="Standard" style:list-style-name="L3">
      <style:text-properties fo:font-weight="bold" officeooo:rsid="001c1c52" officeooo:paragraph-rsid="001c1c52" style:font-weight-asian="bold" style:font-weight-complex="bold"/>
    </style:style>
    <style:style style:name="P34" style:family="paragraph" style:parent-style-name="Standard" style:list-style-name="L4">
      <style:text-properties fo:font-weight="bold" officeooo:rsid="0027b1c4" officeooo:paragraph-rsid="0027b1c4" style:font-weight-asian="bold" style:font-weight-complex="bold"/>
    </style:style>
    <style:style style:name="P35" style:family="paragraph" style:parent-style-name="Standard" style:list-style-name="L1">
      <style:text-properties officeooo:rsid="000ef59d" officeooo:paragraph-rsid="000ef59d"/>
    </style:style>
    <style:style style:name="P36" style:family="paragraph" style:parent-style-name="Standard" style:list-style-name="L1">
      <style:text-properties officeooo:rsid="00157f2d" officeooo:paragraph-rsid="00157f2d"/>
    </style:style>
    <style:style style:name="P37" style:family="paragraph" style:parent-style-name="Standard" style:list-style-name="L1">
      <style:text-properties officeooo:rsid="001709b6" officeooo:paragraph-rsid="001709b6"/>
    </style:style>
    <style:style style:name="P38" style:family="paragraph" style:parent-style-name="Standard" style:list-style-name="L1">
      <style:text-properties officeooo:rsid="001af047" officeooo:paragraph-rsid="001af047"/>
    </style:style>
    <style:style style:name="P39" style:family="paragraph" style:parent-style-name="Standard" style:list-style-name="L1">
      <style:text-properties officeooo:rsid="001b8a91" officeooo:paragraph-rsid="001b8a91"/>
    </style:style>
    <style:style style:name="P40" style:family="paragraph" style:parent-style-name="Standard" style:list-style-name="L1">
      <style:text-properties officeooo:rsid="001c03ac" officeooo:paragraph-rsid="001c03ac"/>
    </style:style>
    <style:style style:name="P41" style:family="paragraph" style:parent-style-name="Standard" style:list-style-name="L3">
      <style:text-properties fo:font-weight="normal" officeooo:rsid="00214940" officeooo:paragraph-rsid="00214940" style:font-weight-asian="normal" style:font-weight-complex="normal"/>
    </style:style>
    <style:style style:name="P42" style:family="paragraph" style:parent-style-name="Standard" style:list-style-name="L4">
      <style:text-properties fo:font-weight="normal" officeooo:rsid="0027b1c4" officeooo:paragraph-rsid="0027b1c4" style:font-weight-asian="normal" style:font-weight-complex="normal"/>
    </style:style>
    <style:style style:name="P43" style:family="paragraph" style:parent-style-name="Standard" style:list-style-name="L4">
      <style:text-properties fo:font-weight="normal" officeooo:rsid="002a59a8" officeooo:paragraph-rsid="002a59a8" style:font-weight-asian="normal" style:font-weight-complex="normal"/>
    </style:style>
    <style:style style:name="P44" style:family="paragraph" style:parent-style-name="Standard" style:list-style-name="L4">
      <style:text-properties fo:font-weight="normal" officeooo:rsid="002a59a8" officeooo:paragraph-rsid="002b07a6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2f3bb6" officeooo:paragraph-rsid="002f3bb6" style:font-weight-asian="normal" style:font-weight-complex="normal"/>
    </style:style>
    <style:style style:name="P46" style:family="paragraph" style:parent-style-name="Standard" style:list-style-name="L4">
      <loext:graphic-properties draw:fill="none"/>
      <style:paragraph-properties fo:background-color="transparent"/>
      <style:text-properties fo:font-weight="normal" officeooo:rsid="002c48a8" officeooo:paragraph-rsid="00302d17" style:font-weight-asian="normal" style:font-weight-complex="normal"/>
    </style:style>
    <style:style style:name="P47" style:family="paragraph" style:parent-style-name="Standard" style:list-style-name="L4">
      <loext:graphic-properties draw:fill="none"/>
      <style:paragraph-properties fo:background-color="transparent"/>
      <style:text-properties fo:font-weight="normal" officeooo:paragraph-rsid="00313fea" style:font-weight-asian="normal" style:font-weight-complex="normal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fo:font-weight="normal" officeooo:rsid="00313fea" officeooo:paragraph-rsid="00313fea" style:font-weight-asian="normal" style:font-weight-complex="normal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fo:font-weight="normal" officeooo:rsid="0034322c" officeooo:paragraph-rsid="0034322c" style:font-weight-asian="normal" style:font-weight-complex="normal"/>
    </style:style>
    <style:style style:name="P50" style:family="paragraph" style:parent-style-name="Standard">
      <style:text-properties fo:font-weight="normal" officeooo:rsid="00398fce" officeooo:paragraph-rsid="00398fce" style:font-weight-asian="normal" style:font-weight-complex="normal"/>
    </style:style>
    <style:style style:name="P51" style:family="paragraph" style:parent-style-name="Standard">
      <style:text-properties fo:font-weight="normal" officeooo:rsid="003d5a9b" officeooo:paragraph-rsid="003d5a9b" style:font-weight-asian="normal" style:font-weight-complex="normal"/>
    </style:style>
    <style:style style:name="P52" style:family="paragraph" style:parent-style-name="Standard">
      <style:text-properties fo:font-weight="normal" officeooo:rsid="00402cee" officeooo:paragraph-rsid="00402cee" style:font-weight-asian="normal" style:font-weight-complex="normal"/>
    </style:style>
    <style:style style:name="P53" style:family="paragraph" style:parent-style-name="Standard">
      <style:text-properties fo:font-weight="normal" officeooo:rsid="0041003c" officeooo:paragraph-rsid="0056801c" style:font-weight-asian="normal" style:font-weight-complex="normal"/>
    </style:style>
    <style:style style:name="P54" style:family="paragraph" style:parent-style-name="Standard">
      <style:text-properties fo:font-weight="normal" officeooo:rsid="00446d98" officeooo:paragraph-rsid="00446d98" style:font-weight-asian="normal" style:font-weight-complex="normal"/>
    </style:style>
    <style:style style:name="P55" style:family="paragraph" style:parent-style-name="Standard">
      <style:text-properties fo:font-weight="normal" officeooo:rsid="0045e61d" officeooo:paragraph-rsid="00446d98" style:font-weight-asian="normal" style:font-weight-complex="normal"/>
    </style:style>
    <style:style style:name="P56" style:family="paragraph" style:parent-style-name="Standard">
      <style:text-properties fo:font-weight="normal" officeooo:rsid="004c8218" officeooo:paragraph-rsid="004c8218" style:font-weight-asian="normal" style:font-weight-complex="normal"/>
    </style:style>
    <style:style style:name="P57" style:family="paragraph" style:parent-style-name="Standard">
      <style:text-properties fo:font-weight="normal" officeooo:rsid="0050faae" officeooo:paragraph-rsid="0050faae" style:font-weight-asian="normal" style:font-weight-complex="normal"/>
    </style:style>
    <style:style style:name="P58" style:family="paragraph" style:parent-style-name="Standard">
      <style:text-properties fo:font-weight="normal" officeooo:rsid="00523c42" officeooo:paragraph-rsid="00523c42" style:font-weight-asian="normal" style:font-weight-complex="normal"/>
    </style:style>
    <style:style style:name="P59" style:family="paragraph" style:parent-style-name="Standard">
      <style:text-properties fo:font-weight="normal" officeooo:rsid="005344bc" officeooo:paragraph-rsid="005344bc" style:font-weight-asian="normal" style:font-weight-complex="normal"/>
    </style:style>
    <style:style style:name="P60" style:family="paragraph" style:parent-style-name="Standard">
      <style:text-properties fo:font-weight="normal" officeooo:rsid="00536306" officeooo:paragraph-rsid="00536306" style:font-weight-asian="normal" style:font-weight-complex="normal"/>
    </style:style>
    <style:style style:name="P61" style:family="paragraph" style:parent-style-name="Standard">
      <style:text-properties fo:font-weight="normal" officeooo:rsid="0054a78e" officeooo:paragraph-rsid="0054a78e" style:font-weight-asian="normal" style:font-weight-complex="normal"/>
    </style:style>
    <style:style style:name="P62" style:family="paragraph" style:parent-style-name="Standard">
      <style:text-properties fo:font-weight="normal" officeooo:rsid="0056801c" officeooo:paragraph-rsid="0056801c" style:font-weight-asian="normal" style:font-weight-complex="normal"/>
    </style:style>
    <style:style style:name="P63" style:family="paragraph" style:parent-style-name="Standard">
      <style:text-properties fo:font-weight="normal" officeooo:rsid="00579c46" officeooo:paragraph-rsid="00579c46" style:font-weight-asian="normal" style:font-weight-complex="normal"/>
    </style:style>
    <style:style style:name="P64" style:family="paragraph" style:parent-style-name="Standard">
      <style:text-properties fo:font-weight="normal" officeooo:rsid="0058432c" officeooo:paragraph-rsid="0058432c" style:font-weight-asian="normal" style:font-weight-complex="normal"/>
    </style:style>
    <style:style style:name="P65" style:family="paragraph" style:parent-style-name="Standard">
      <style:text-properties fo:font-weight="normal" officeooo:rsid="005a07fa" officeooo:paragraph-rsid="005a07fa" style:font-weight-asian="normal" style:font-weight-complex="normal"/>
    </style:style>
    <style:style style:name="P66" style:family="paragraph" style:parent-style-name="Standard">
      <style:text-properties fo:font-weight="normal" officeooo:rsid="005ecc94" officeooo:paragraph-rsid="005ecc94" style:font-weight-asian="normal" style:font-weight-complex="normal"/>
    </style:style>
    <style:style style:name="P67" style:family="paragraph" style:parent-style-name="Standard">
      <style:text-properties fo:font-weight="normal" officeooo:rsid="005ecc94" officeooo:paragraph-rsid="00600968" style:font-weight-asian="normal" style:font-weight-complex="normal"/>
    </style:style>
    <style:style style:name="P68" style:family="paragraph" style:parent-style-name="Standard">
      <style:text-properties fo:font-weight="normal" officeooo:rsid="005ecc94" officeooo:paragraph-rsid="0060e309" style:font-weight-asian="normal" style:font-weight-complex="normal"/>
    </style:style>
    <style:style style:name="P69" style:family="paragraph" style:parent-style-name="Standard">
      <style:text-properties fo:font-weight="normal" officeooo:rsid="00600968" officeooo:paragraph-rsid="00600968" style:font-weight-asian="normal" style:font-weight-complex="normal"/>
    </style:style>
    <style:style style:name="P70" style:family="paragraph" style:parent-style-name="Standard">
      <style:text-properties fo:font-weight="normal" officeooo:rsid="00603e81" officeooo:paragraph-rsid="00603e81" style:font-weight-asian="normal" style:font-weight-complex="normal"/>
    </style:style>
    <style:style style:name="P71" style:family="paragraph" style:parent-style-name="Standard">
      <style:text-properties officeooo:rsid="00214940" officeooo:paragraph-rsid="0025c4f9"/>
    </style:style>
    <style:style style:name="P72" style:family="paragraph" style:parent-style-name="Standard" style:list-style-name="L4">
      <style:text-properties officeooo:rsid="0024e019" officeooo:paragraph-rsid="0024e019"/>
    </style:style>
    <style:style style:name="P73" style:family="paragraph" style:parent-style-name="Standard" style:list-style-name="L4" style:master-page-name="">
      <loext:graphic-properties draw:fill="none"/>
      <style:paragraph-properties fo:margin-left="1.3cm" fo:margin-right="0cm" fo:text-indent="-0.6cm" style:auto-text-indent="false" style:page-number="auto" fo:background-color="transparent"/>
      <style:text-properties fo:font-weight="normal" officeooo:rsid="002a59a8" officeooo:paragraph-rsid="002b07a6" style:font-weight-asian="normal" style:font-weight-complex="normal"/>
    </style:style>
    <style:style style:name="P74" style:family="paragraph" style:parent-style-name="Standard" style:list-style-name="L4">
      <loext:graphic-properties draw:fill="none"/>
      <style:paragraph-properties fo:margin-left="1.3cm" fo:margin-right="0cm" fo:text-indent="-0.6cm" style:auto-text-indent="false" fo:background-color="transparent"/>
      <style:text-properties fo:font-weight="normal" officeooo:rsid="002a59a8" officeooo:paragraph-rsid="002b07a6" style:font-weight-asian="normal" style:font-weight-complex="normal"/>
    </style:style>
    <style:style style:name="P75" style:family="paragraph" style:parent-style-name="Standard" style:list-style-name="L4">
      <loext:graphic-properties draw:fill="none"/>
      <style:paragraph-properties fo:margin-left="1.3cm" fo:margin-right="0cm" fo:text-indent="-0.6cm" style:auto-text-indent="false" fo:background-color="transparent"/>
      <style:text-properties fo:font-weight="normal" officeooo:rsid="002c48a8" officeooo:paragraph-rsid="002c48a8" style:font-weight-asian="normal" style:font-weight-complex="normal"/>
    </style:style>
    <style:style style:name="P76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fo:font-weight="bold" officeooo:rsid="00302d17" officeooo:paragraph-rsid="00302d17" style:font-weight-asian="bold" style:font-weight-complex="bold"/>
    </style:style>
    <style:style style:name="T1" style:family="text">
      <style:text-properties officeooo:rsid="0003ff74"/>
    </style:style>
    <style:style style:name="T2" style:family="text">
      <style:text-properties officeooo:rsid="00055b29"/>
    </style:style>
    <style:style style:name="T3" style:family="text">
      <style:text-properties officeooo:rsid="00081c74"/>
    </style:style>
    <style:style style:name="T4" style:family="text">
      <style:text-properties officeooo:rsid="000b3575"/>
    </style:style>
    <style:style style:name="T5" style:family="text">
      <style:text-properties officeooo:rsid="000c73f0"/>
    </style:style>
    <style:style style:name="T6" style:family="text">
      <style:text-properties officeooo:rsid="000d758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e7d4d" style:font-weight-asian="bold" style:font-weight-complex="bold"/>
    </style:style>
    <style:style style:name="T9" style:family="text">
      <style:text-properties fo:font-weight="bold" officeooo:rsid="005d6af6" style:font-weight-asian="bold" style:font-weight-complex="bold"/>
    </style:style>
    <style:style style:name="T10" style:family="text">
      <style:text-properties fo:font-weight="bold" officeooo:rsid="005ecc94" style:font-weight-asian="bold" style:font-weight-complex="bold"/>
    </style:style>
    <style:style style:name="T11" style:family="text">
      <style:text-properties officeooo:rsid="00100415"/>
    </style:style>
    <style:style style:name="T12" style:family="text">
      <style:text-properties officeooo:rsid="0013c5aa"/>
    </style:style>
    <style:style style:name="T13" style:family="text">
      <style:text-properties officeooo:rsid="00157f2d"/>
    </style:style>
    <style:style style:name="T14" style:family="text">
      <style:text-properties officeooo:rsid="001b8a91"/>
    </style:style>
    <style:style style:name="T15" style:family="text">
      <style:text-properties fo:font-weight="normal" officeooo:rsid="001b8a91" style:font-weight-asian="normal" style:font-weight-complex="normal"/>
    </style:style>
    <style:style style:name="T16" style:family="text">
      <style:text-properties fo:font-weight="normal" officeooo:rsid="001edc78" style:font-weight-asian="normal" style:font-weight-complex="normal"/>
    </style:style>
    <style:style style:name="T17" style:family="text">
      <style:text-properties fo:font-weight="normal" officeooo:rsid="0036f893" style:font-weight-asian="normal" style:font-weight-complex="normal"/>
    </style:style>
    <style:style style:name="T18" style:family="text">
      <style:text-properties officeooo:rsid="001d5dc5"/>
    </style:style>
    <style:style style:name="T19" style:family="text">
      <style:text-properties officeooo:rsid="00200bbc"/>
    </style:style>
    <style:style style:name="T20" style:family="text">
      <style:text-properties officeooo:rsid="00214940"/>
    </style:style>
    <style:style style:name="T21" style:family="text">
      <style:text-properties officeooo:rsid="0022fa96"/>
    </style:style>
    <style:style style:name="T22" style:family="text">
      <style:text-properties officeooo:rsid="0024214b"/>
    </style:style>
    <style:style style:name="T23" style:family="text">
      <style:text-properties officeooo:rsid="0028f2df"/>
    </style:style>
    <style:style style:name="T24" style:family="text">
      <style:text-properties officeooo:rsid="002c48a8"/>
    </style:style>
    <style:style style:name="T25" style:family="text">
      <style:text-properties officeooo:rsid="002f3bb6"/>
    </style:style>
    <style:style style:name="T26" style:family="text">
      <style:text-properties officeooo:rsid="0034322c"/>
    </style:style>
    <style:style style:name="T27" style:family="text">
      <style:text-properties officeooo:rsid="00374538"/>
    </style:style>
    <style:style style:name="T28" style:family="text">
      <style:text-properties officeooo:rsid="0037a40f"/>
    </style:style>
    <style:style style:name="T29" style:family="text">
      <style:text-properties officeooo:rsid="003a5e35"/>
    </style:style>
    <style:style style:name="T30" style:family="text">
      <style:text-properties officeooo:rsid="003d676c"/>
    </style:style>
    <style:style style:name="T31" style:family="text">
      <style:text-properties officeooo:rsid="0043017d"/>
    </style:style>
    <style:style style:name="T32" style:family="text">
      <style:text-properties officeooo:rsid="0047b10c"/>
    </style:style>
    <style:style style:name="T33" style:family="text">
      <style:text-properties officeooo:rsid="0048e22c"/>
    </style:style>
    <style:style style:name="T34" style:family="text">
      <style:text-properties officeooo:rsid="004aab27"/>
    </style:style>
    <style:style style:name="T35" style:family="text">
      <style:text-properties officeooo:rsid="004e7d4d"/>
    </style:style>
    <style:style style:name="T36" style:family="text">
      <style:text-properties officeooo:rsid="004fbb35"/>
    </style:style>
    <style:style style:name="T37" style:family="text">
      <style:text-properties officeooo:rsid="00523c42"/>
    </style:style>
    <style:style style:name="T38" style:family="text">
      <style:text-properties officeooo:rsid="0052c054"/>
    </style:style>
    <style:style style:name="T39" style:family="text">
      <style:text-properties officeooo:rsid="005344bc"/>
    </style:style>
    <style:style style:name="T40" style:family="text">
      <style:text-properties officeooo:rsid="00536306"/>
    </style:style>
    <style:style style:name="T41" style:family="text">
      <style:text-properties officeooo:rsid="0053cf6d"/>
    </style:style>
    <style:style style:name="T42" style:family="text">
      <style:text-properties officeooo:rsid="0056801c"/>
    </style:style>
    <style:style style:name="T43" style:family="text">
      <style:text-properties officeooo:rsid="005872d3"/>
    </style:style>
    <style:style style:name="T44" style:family="text">
      <style:text-properties officeooo:rsid="005d6af6"/>
    </style:style>
    <style:style style:name="T45" style:family="text">
      <style:text-properties officeooo:rsid="005ecc94"/>
    </style:style>
    <style:style style:name="T46" style:family="text">
      <style:text-properties officeooo:rsid="00600968"/>
    </style:style>
    <style:style style:name="T47" style:family="text">
      <style:text-properties officeooo:rsid="0060e3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7326606" text:style-name="L1">
        <text:list-item>
          <text:p text:style-name="P19">Puts<text:span text:style-name="T12">(juz prints)</text:span> p<text:span text:style-name="T12">(iterates over array in diff lines)</text:span> print</text:p>
        </text:list-item>
        <text:list-item>
          <text:p text:style-name="P19">name=gets.chomp</text:p>
        </text:list-item>
        <text:list-item>
          <text:p text:style-name="P19"><text:s/>x local ,$x global,@x <text:span text:style-name="T1">instance var,constant by all caps,class var @@x</text:span></text:p>
        </text:list-item>
        <text:list-item>
          <text:p text:style-name="P20"><text:span text:style-name="T7">string</text:span> in quoutes <text:s/></text:p>
          <text:p text:style-name="P20"><text:span text:style-name="T2">&gt;</text:span>x=”n”</text:p>
          <text:p text:style-name="P20"><text:s/>y=”u”</text:p>
          <text:p text:style-name="P20"><text:span text:style-name="T3">(string interpolation)</text:span> p “first is #{n} and then comes #{u} in alpa ordet” <text:span text:style-name="T2">(in single quote nope err)</text:span></text:p>
          <text:p text:style-name="P21">&gt;#{}</text:p>
          <text:p text:style-name="P21">&gt;string mani<text:span text:style-name="T6">pulation</text:span></text:p>
          <text:p text:style-name="P21">“ftry”.upcase</text:p>
          <text:p text:style-name="P21"><text:s text:c="10"/>.downcase</text:p>
          <text:list>
            <text:list-header>
              <text:p text:style-name="P21"><text:s text:c="5"/>.<text:span text:style-name="T3">swapcase</text:span></text:p>
              <text:p text:style-name="P21"><text:s text:c="5"/>.<text:span text:style-name="T3">reverse or .reverse.upcase</text:span></text:p>
            </text:list-header>
          </text:list>
          <text:p text:style-name="P22"><text:span text:style-name="T6">&gt;</text:span>(substitution)</text:p>
          <text:p text:style-name="P22">str=”jhj the jhj the yut the” <text:span text:style-name="T4">(str is a var)</text:span></text:p>
          <text:p text:style-name="P22">str.sub “the”,”a”</text:p>
          <text:p text:style-name="P23">str.gsub “the”,”a” <text:s/>(continous rercursion)</text:p>
          <text:p text:style-name="P25">str.gsub! (completely changes the string)</text:p>
          <text:p text:style-name="P25">&gt;strip and split</text:p>
          <text:p text:style-name="P24"><text:span text:style-name="T4">str.strip (removes the spaces b4 and aftr)</text:span> </text:p>
          <text:p text:style-name="P26">split: converts the sentence to <text:s/>array(say no. of words in para or sentence)</text:p>
          <text:p text:style-name="P27">str.split <text:s/><text:span text:style-name="T5">(to array)</text:span></text:p>
          <text:p text:style-name="P27">str.split.size <text:span text:style-name="T5">(to no. Of words)</text:span> </text:p>
          <text:p text:style-name="P28">str.split(//) (to no. Of letters)</text:p>
        </text:list-item>
        <text:list-item>
          <text:p text:style-name="P29">Numbers</text:p>
          <text:p text:style-name="P35">&gt; + - / * **</text:p>
          <text:p text:style-name="P35">&gt; order of operators</text:p>
          <text:list>
            <text:list-header>
              <text:p text:style-name="P35">PEMDAS <text:span text:style-name="T11">(adha di andha brackt apro power adhu)</text:span></text:p>
            </text:list-header>
          </text:list>
        </text:list-item>
      </text:list>
      <text:p text:style-name="P6"><text:tab/>&gt; 2/4 = 0 and 2.0/4=0.5</text:p>
      <text:list xml:id="list830307926" text:style-name="L2">
        <text:list-item>
          <text:p text:style-name="P30">Methods</text:p>
        </text:list-item>
      </text:list>
      <text:p text:style-name="P7"><text:tab/>&gt;def frnds</text:p>
      <text:p text:style-name="P7"><text:tab/><text:tab/>["Elu","Da","Jan"]</text:p>
      <text:p text:style-name="P7"><text:tab/>end</text:p>
      <text:p text:style-name="P7"/>
      <text:p text:style-name="P7"><text:tab/>print "WE #{frnds} WILL ALWAYS BE TOGETER \n"</text:p>
      <text:p text:style-name="P7"/>
      <text:p text:style-name="P8"><text:span text:style-name="T13"><text:tab/>&gt;</text:span>def frnds</text:p>
      <text:p text:style-name="P8"><text:tab/><text:tab/>return ["Elu","Da","Jan"]</text:p>
      <text:p text:style-name="P8"><text:tab/>end</text:p>
      <text:p text:style-name="P8"/>
      <text:p text:style-name="P8"><text:tab/>print "WE #{frnds} WILL ALWAYS BE TOGETER \n"</text:p>
      <text:list xml:id="list101638651050318" text:continue-list="list1257326606" text:style-name="L1">
        <text:list-item>
          <text:list>
            <text:list-header>
              <text:p text:style-name="P35"/>
            </text:list-header>
          </text:list>
          <text:p text:style-name="P36">above both are same so for little first is ok...the last line is returnin</text:p>
          <text:p text:style-name="P37">&gt;def basebl </text:p>
          <text:p text:style-name="P37"><text:tab/>x=10</text:p>
          <text:p text:style-name="P37"><text:tab/>return ["ss","dd","ff"] if x == 10</text:p>
          <text:p text:style-name="P37"><text:tab/>["xx","yy","zz"]</text:p>
          <text:p text:style-name="P37">end</text:p>
          <text:p text:style-name="P37">p basebl<text:tab/>(if 10 return ss dd ff else xx yy zz)</text:p>
          <text:p text:style-name="P37">&gt; def palindrome</text:p>
          <text:p text:style-name="P37"><text:tab/>s="momio"</text:p>
          <text:p text:style-name="P37"><text:soft-page-break/><text:tab/>return "#{s} is palindrome" if s == s.reverse </text:p>
          <text:p text:style-name="P37"><text:tab/>"#{s} is not palindrome"</text:p>
          <text:p text:style-name="P37">end</text:p>
          <text:p text:style-name="P37">p palindrome<text:tab/></text:p>
          <text:p text:style-name="P38">&gt;<text:span text:style-name="T14">diff btwn class and instance method</text:span></text:p>
          <text:list text:continue-numbering="true">
            <text:list-header>
              <text:p text:style-name="P38">class Colour</text:p>
            </text:list-header>
            <text:list-item>
              <text:p text:style-name="P38"><text:tab/>#class method</text:p>
            </text:list-item>
            <text:list-item>
              <text:p text:style-name="P38"><text:tab/>def self.black</text:p>
            </text:list-item>
            <text:list-item>
              <text:p text:style-name="P38"><text:tab/><text:tab/>"BLACK COLOR"</text:p>
            </text:list-item>
            <text:list-item>
              <text:p text:style-name="P38"><text:tab/>end</text:p>
            </text:list-item>
            <text:list-item>
              <text:p text:style-name="P38"><text:tab/>#instance method</text:p>
            </text:list-item>
            <text:list-item>
              <text:p text:style-name="P38"><text:tab/>def white</text:p>
            </text:list-item>
            <text:list-item>
              <text:p text:style-name="P38"><text:tab/><text:tab/>"WHITE COLOR"</text:p>
            </text:list-item>
            <text:list-item>
              <text:p text:style-name="P38"><text:tab/>end</text:p>
            </text:list-item>
            <text:list-item>
              <text:p text:style-name="P38">end</text:p>
            </text:list-item>
            <text:list-item>
              <text:p text:style-name="P38">#class method calling</text:p>
            </text:list-item>
            <text:list-item>
              <text:p text:style-name="P38">p Colour.black</text:p>
            </text:list-item>
            <text:list-item>
              <text:p text:style-name="P38">#instnace method caslling</text:p>
            </text:list-item>
            <text:list-item>
              <text:p text:style-name="P38">x=Colour.new</text:p>
            </text:list-item>
            <text:list-item>
              <text:p text:style-name="P38">p "This is #{x.white}"</text:p>
            </text:list-item>
          </text:list>
        </text:list-item>
        <text:list-item>
          <text:p text:style-name="P31">Proc</text:p>
        </text:list-item>
      </text:list>
      <text:p text:style-name="P2"><text:tab/><text:span text:style-name="T15">fullnamae=Proc.new{|f,l| f +” “+ l}</text:span></text:p>
      <text:list xml:id="list101639435390444" text:continue-numbering="true" text:style-name="L1">
        <text:list-header>
          <text:p text:style-name="P39">p fullname[“asha”,”sheeba”]</text:p>
          <text:p text:style-name="P21"><text:s/>f=Proc.new{|x|x}</text:p>
          <text:p text:style-name="P21"><text:s/>p f["33"]</text:p>
        </text:list-header>
      </text:list>
      <text:p text:style-name="P1"><text:s text:c="2"/></text:p>
      <text:list xml:id="list101638949002304" text:continue-numbering="true" text:style-name="L1">
        <text:list-header>
          <text:p text:style-name="P21">f=Proc.new do |x|</text:p>
          <text:p text:style-name="P21"><text:tab/>x*6</text:p>
          <text:p text:style-name="P21">end</text:p>
          <text:p text:style-name="P21">p f[2]<text:tab/></text:p>
          <text:p text:style-name="P21"/>
        </text:list-header>
        <text:list-item>
          <text:p text:style-name="P32">Lambda</text:p>
          <text:p text:style-name="P40">f1= lambda {|f| f }</text:p>
          <text:p text:style-name="P40">p f1[10] <text:span text:style-name="T18">or p f1.call[10]</text:span></text:p>
        </text:list-item>
      </text:list>
      <text:p text:style-name="P13"><text:tab/> <text:span text:style-name="T18">OR</text:span></text:p>
      <text:p text:style-name="P13"><text:tab/>f=-&gt;(g){g}</text:p>
      <text:p text:style-name="P14"><text:tab/>p f[3]</text:p>
      <text:p text:style-name="P14"><text:tab/><text:span text:style-name="T18">&gt;diff lamda proc</text:span></text:p>
      <text:p text:style-name="P14"><text:tab/><text:tab/><text:span text:style-name="T7">:</text:span><text:span text:style-name="T18">lambda iterates and throws error if wronf num of arguments and proc dsnt it juz sees and takes frst 2 or 1 out of 3</text:span></text:p>
      <text:p text:style-name="P14"><text:tab/><text:tab/><text:span text:style-name="T7">:</text:span><text:span text:style-name="T16">in lambda return in def and otr bellow code works only returns out of lamda not the method, and in proc aftr return out of method</text:span></text:p>
      <text:list xml:id="list635869333" text:style-name="L3">
        <text:list-item>
          <text:p text:style-name="P33"><text:s/><text:span text:style-name="T19">Method Arguments</text:span></text:p>
          <text:p text:style-name="P41">&gt;def f(a,b)</text:p>
          <text:list>
            <text:list-header>
              <text:p text:style-name="P41">a+” “+b</text:p>
            </text:list-header>
          </text:list>
        </text:list-item>
      </text:list>
      <text:p text:style-name="P9"><text:tab/>end</text:p>
      <text:p text:style-name="P9"><text:tab/>f(1,2)</text:p>
      <text:p text:style-name="P9"><text:tab/>&gt;NAMED aRGUMENTS</text:p>
      <text:p text:style-name="P9">def fulname fname:,middlename:,lastname:</text:p>
      <text:p text:style-name="P9"><text:tab/><text:tab/>puts fname</text:p>
      <text:p text:style-name="P9"><text:tab/><text:tab/>puts middlename</text:p>
      <text:p text:style-name="P9"><text:tab/><text:tab/>puts lastname</text:p>
      <text:p text:style-name="P9"><text:soft-page-break/><text:tab/>end</text:p>
      <text:p text:style-name="P9">fulname fname:”Asha”,middlename:”Sheeba”,lastname:J</text:p>
      <text:p text:style-name="P9"/>
      <text:p text:style-name="P15"><text:tab/><text:span text:style-name="T20">&gt;def addr city,state,zip</text:span></text:p>
      <text:p text:style-name="P15"><text:tab/><text:tab/><text:span text:style-name="T22">puts anythin</text:span></text:p>
      <text:p text:style-name="P15"><text:tab/><text:span text:style-name="T20">end</text:span></text:p>
      <text:p text:style-name="P15"><text:tab/><text:span text:style-name="T20">addr “bang”,”kar”,123 <text:s text:c="3"/>(wrong order so use below one)</text:span></text:p>
      <text:p text:style-name="P15"><text:tab/><text:span text:style-name="T20">&gt; def addr city:,state:,zip:</text:span></text:p>
      <text:p text:style-name="P15"><text:tab/><text:tab/><text:span text:style-name="T21">puts state</text:span></text:p>
      <text:p text:style-name="P15"><text:tab/><text:tab/><text:span text:style-name="T21">puts city</text:span></text:p>
      <text:p text:style-name="P15"><text:tab/><text:tab/><text:span text:style-name="T21">puts zip</text:span></text:p>
      <text:p text:style-name="P15"><text:tab/> <text:s/><text:span text:style-name="T20">end</text:span></text:p>
      <text:p text:style-name="P15"><text:tab/><text:span text:style-name="T20">addr state:”kar”,city:”bangalore”,zip:21 <text:s text:c="3"/>(any order if its named argument)</text:span></text:p>
      <text:p text:style-name="P17"><text:tab/>&gt;DEFAULT ARG:</text:p>
      <text:p text:style-name="P17"><text:tab/><text:span text:style-name="T20">def addr city:,state:</text:span>K<text:span text:style-name="T20">,zip:</text:span></text:p>
      <text:p text:style-name="P16"><text:tab/><text:tab/><text:span text:style-name="T21">puts state</text:span></text:p>
      <text:p text:style-name="P16"><text:tab/><text:tab/><text:span text:style-name="T21">puts city</text:span></text:p>
      <text:p text:style-name="P16"><text:tab/><text:tab/><text:span text:style-name="T21">puts zip</text:span></text:p>
      <text:p text:style-name="P16"><text:tab/> <text:s/><text:span text:style-name="T20">end</text:span></text:p>
      <text:p text:style-name="P71">addr city:”bangalore”,zip:21 <text:s text:c="3"/></text:p>
      <text:list xml:id="list479280925" text:style-name="L4">
        <text:list-item>
          <text:p text:style-name="P34">Splat and Splat arg</text:p>
          <text:p text:style-name="P42">&gt; <text:span text:style-name="T23">splat is like an arg but array of arg like variable no. Of arg in python</text:span></text:p>
          <text:p text:style-name="P43">&gt;def roster <text:span text:style-name="T7">*players</text:span></text:p>
          <text:list>
            <text:list-header>
              <text:p text:style-name="P43">puts players</text:p>
              <text:p text:style-name="P43">end</text:p>
              <text:p text:style-name="P44">roster ‘a’,’b’,’c’,’d’ <text:s text:c="7"/><text:span text:style-name="T24">(splat arg)</text:span></text:p>
              <text:p text:style-name="P73">&gt; def roster <text:span text:style-name="T7">**players_keyval</text:span></text:p>
              <text:p text:style-name="P74"><text:tab/>players_keyval.each do |plyr,pos|</text:p>
              <text:p text:style-name="P74"><text:tab/><text:tab/>puts "player:#{plyr}"</text:p>
              <text:p text:style-name="P74"><text:s text:c="8"/>puts "position:#{pos}"</text:p>
              <text:p text:style-name="P74"><text:s text:c="8"/>puts "\n"</text:p>
              <text:p text:style-name="P74"><text:s text:c="4"/>end</text:p>
              <text:p text:style-name="P74">end<text:tab/><text:tab/><text:tab/><text:tab/><text:span text:style-name="T24">(splat dha keyvall)</text:span></text:p>
              <text:p text:style-name="P74"/>
              <text:p text:style-name="P74">data={</text:p>
              <text:p text:style-name="P74"><text:tab/>"asha":"2nd",</text:p>
              <text:p text:style-name="P74"><text:tab/>"elu":"1st",</text:p>
              <text:p text:style-name="P74"><text:tab/>"ba":"0th",</text:p>
              <text:p text:style-name="P74"><text:tab/>"da":"3rd"</text:p>
              <text:p text:style-name="P74">} <text:s text:c="7"/></text:p>
              <text:p text:style-name="P74"/>
              <text:p text:style-name="P74">roster data</text:p>
              <text:p text:style-name="P75">&gt;<text:span text:style-name="T7">optional value</text:span></text:p>
              <text:p text:style-name="P75"><text:s text:c="2"/>def invv options={}</text:p>
              <text:p text:style-name="P75"><text:tab/>puts options[:company]</text:p>
              <text:p text:style-name="P75"><text:s text:c="4"/><text:tab/>puts options[:total]</text:p>
              <text:p text:style-name="P75"><text:s text:c="4"/><text:tab/>puts options[:state]</text:p>
              <text:p text:style-name="P75">end</text:p>
              <text:p text:style-name="P75">invv company:"kloc",total:4,state:"asdf"</text:p>
              <text:p text:style-name="P45">OR </text:p>
              <text:p text:style-name="P46">invv company:"kloc",total:4 <text:s/><text:span text:style-name="T25">(still itl work and also for state space wiill be given)</text:span></text:p>
              <text:p text:style-name="P46"/>
            </text:list-header>
          </text:list>
        </text:list-item>
        <text:list-item>
          <text:p text:style-name="P76"><text:soft-page-break/>Loops</text:p>
          <text:p text:style-name="P48">&gt;while</text:p>
          <text:p text:style-name="P48">&gt;each</text:p>
          <text:p text:style-name="P47">#each iterator</text:p>
          <text:p text:style-name="P47">arr=[10,20,30,40,50,60]</text:p>
          <text:p text:style-name="P47">arr.each do |ele|</text:p>
          <text:p text:style-name="P47"><text:tab/>puts ele</text:p>
          <text:p text:style-name="P47">end</text:p>
          <text:p text:style-name="P47">OR</text:p>
          <text:p text:style-name="P47">arr.each {|ele| puts ele}</text:p>
          <text:p text:style-name="P48">&gt;for in </text:p>
          <text:p text:style-name="P49">&gt;</text:p>
        </text:list-item>
      </text:list>
      <text:p text:style-name="P17"><text:span text:style-name="T26">#</text:span>COllection</text:p>
      <text:list xml:id="list101638145371420" text:continue-numbering="true" text:style-name="L4">
        <text:list-header>
          <text:p text:style-name="P72"><text:s text:c="2"/>details={</text:p>
          <text:p text:style-name="P72"><text:s text:c="2"/><text:tab/>"Name"=&gt;{</text:p>
          <text:p text:style-name="P72"><text:s text:c="2"/><text:tab/><text:tab/>"first"=&gt;"asha",</text:p>
          <text:p text:style-name="P72"><text:s text:c="2"/><text:tab/><text:tab/>"second"=&gt;"sheeba",</text:p>
          <text:p text:style-name="P72"><text:tab/><text:tab/>"last"=&gt;"J"</text:p>
          <text:p text:style-name="P72"><text:s/><text:tab/>},</text:p>
          <text:p text:style-name="P72"><text:s/><text:tab/>"Address"=&gt;{</text:p>
          <text:p text:style-name="P72"><text:s/><text:tab/><text:tab/>"state"=&gt;"karnataka",</text:p>
          <text:p text:style-name="P72"><text:s/><text:tab/><text:tab/>"city"=&gt;"bangalore",</text:p>
          <text:p text:style-name="P72"><text:s/><text:tab/><text:tab/>"zip"=&gt;21</text:p>
          <text:p text:style-name="P72"><text:s/><text:tab/>}</text:p>
          <text:p text:style-name="P72"><text:s/>}</text:p>
          <text:p text:style-name="P72"/>
          <text:p text:style-name="P72"><text:s text:c="2"/>details.each do |k,plyr| </text:p>
          <text:p text:style-name="P72">puts k </text:p>
          <text:p text:style-name="P72"><text:tab/>plyr.each {|pos,pl| p "#{pos} #{pl}"}</text:p>
          <text:p text:style-name="P72"><text:s/>end</text:p>
        </text:list-header>
      </text:list>
      <text:p text:style-name="P15"><text:tab/></text:p>
      <text:p text:style-name="P3">#select <text:span text:style-name="T27">only selects no manipulation</text:span></text:p>
      <text:p text:style-name="P18"/>
      <text:p text:style-name="P18">p (1..10).to_a.select {|x| x.even?}</text:p>
      <text:p text:style-name="P18">p (1..10).to_a.select(&amp;:even?)</text:p>
      <text:p text:style-name="P18">(1..10).to_a.select do |x| </text:p>
      <text:p text:style-name="P18"><text:tab/>p x.even? </text:p>
      <text:p text:style-name="P18">end</text:p>
      <text:p text:style-name="P18"/>
      <text:p text:style-name="P3">to_a is to array</text:p>
      <text:p text:style-name="P3">to_s to string</text:p>
      <text:p text:style-name="P3">to_i to int</text:p>
      <text:p text:style-name="P3">to_r float to rational</text:p>
      <text:p text:style-name="P3">to_c complex</text:p>
      <text:p text:style-name="P3"/>
      <text:p text:style-name="P3">%w(My dogs are the best in the world) <text:s text:c="2"/><text:span text:style-name="T17">(this is an array of words)</text:span></text:p>
      <text:p text:style-name="P11">r=%w(My dogs are the best in the world)</text:p>
      <text:p text:style-name="P11">p r.select{|x| x.length&gt;4}</text:p>
      <text:p text:style-name="P11"/>
      <text:p text:style-name="P11">p %w(a b c d e f).select{|v| v =~ /[aeiou]/ }</text:p>
      <text:p text:style-name="P11"/>
      <text:p text:style-name="P4"/>
      <text:p text:style-name="P5"><text:soft-page-break/>&gt;MAP (use irb)</text:p>
      <text:p text:style-name="P10">["1","3.0",4].map{|x| x.to_i}</text:p>
      <text:p text:style-name="P10">("a".."g").to_a.map{|i| i*2}</text:p>
      <text:p text:style-name="P10">Hash[[1,2.1,3.33,0.9].map{|x| [x,x.to_i]}]</text:p>
      <text:p text:style-name="P10"><text:span text:style-name="T28">&gt;</text:span>Hash[%w(A dynamic source programming language).map{|x| [x,x.length]}]</text:p>
      <text:p text:style-name="P10"/>
      <text:p text:style-name="P12">&gt;<text:span text:style-name="T7">inject</text:span></text:p>
      <text:p text:style-name="P12">[1,2,3,4].inject(&amp;:+) <text:s text:c="3"/>gives addition of array + is an method here and is passed on each value * <text:span text:style-name="T29">also</text:span></text:p>
      <text:p text:style-name="P12"/>
      <text:p text:style-name="P51">&gt;<text:span text:style-name="T7">array</text:span></text:p>
      <text:p text:style-name="P63">arr=[]</text:p>
      <text:p text:style-name="P63">arr=Array.new(10)</text:p>
      <text:p text:style-name="P51"><text:span text:style-name="T30"><text:s/>y=Array.new <text:s text:c="2"/>op:y[]</text:span></text:p>
      <text:p text:style-name="P51"><text:span text:style-name="T30">a=[1,2,3,4]</text:span></text:p>
      <text:p text:style-name="P52">x=[“aa”,3,4,5,”ijij”,4]</text:p>
      <text:p text:style-name="P52">x.length</text:p>
      <text:p text:style-name="P52">x.delete(4)</text:p>
      <text:p text:style-name="P52">x.delete_at(3) <text:s/><text:span text:style-name="T31">op:true</text:span></text:p>
      <text:p text:style-name="P54">y=x.delete_at(1) op:true and y will have tht value</text:p>
      <text:p text:style-name="P55"><text:s/>marks=[10,20,30,40,50,60]</text:p>
      <text:p text:style-name="P55"><text:s/>marks.delete_if{|m| m&lt;30} <text:s/>op:[30, 40, 50, 60]</text:p>
      <text:p text:style-name="P55"><text:s text:c="2"/>.<text:span text:style-name="T32">using join in array..........(takes array and forms a string with the character specified in join</text:span></text:p>
      <text:p text:style-name="P55"><text:tab/> fruits=["appl","org","bna"]</text:p>
      <text:p text:style-name="P55"><text:tab/> x=fruits.join(":")</text:p>
      <text:p text:style-name="P55"><text:tab/><text:span text:style-name="T33">x <text:s text:c="2"/>op: "appl:org:bna"</text:span></text:p>
      <text:p text:style-name="P55">. <text:span text:style-name="T34">PUSH AND POP</text:span></text:p>
      <text:p text:style-name="P55"><text:tab/><text:span text:style-name="T34">x.push(“vv”)</text:span></text:p>
      <text:p text:style-name="P55"><text:tab/><text:span text:style-name="T34">x.push(“cc”,1,4)</text:span></text:p>
      <text:p text:style-name="P55"><text:tab/><text:span text:style-name="T34">x.pop <text:s/>op:pops the last ele in array</text:span></text:p>
      <text:p text:style-name="P56">&gt;<text:span text:style-name="T7">hashes (dictinory)</text:span></text:p>
      <text:p text:style-name="P56"><text:span text:style-name="T7">.</text:span><text:span text:style-name="T8">ways of def</text:span><text:span text:style-name="T35">ining hashes</text:span></text:p>
      <text:p text:style-name="P56">studnet={name:”aaa”,marks:90,<text:span text:style-name="T35">rank:2</text:span>} <text:s/></text:p>
      <text:p text:style-name="P56"><text:s/>student={:name=&gt;"aaa",:dept=&gt;"mca",:rank=&gt;20}</text:p>
      <text:p text:style-name="P55">student[:name] <text:s text:c="2"/><text:span text:style-name="T36">gives otut aaa</text:span><text:tab/></text:p>
      <text:p text:style-name="P57">student.delete(:name) return name as op but de<text:span text:style-name="T37">l</text:span>etes</text:p>
      <text:p text:style-name="P58">.iterator <text:span text:style-name="T38">to get only key and value</text:span></text:p>
      <text:p text:style-name="P58">studnet.each_key {|x| puts x}</text:p>
      <text:p text:style-name="P58">studnet.each_value {|x| puts x}</text:p>
      <text:p text:style-name="P58">. <text:span text:style-name="T39">ADD</text:span></text:p>
      <text:p text:style-name="P59">studnet[:usn]=”1MS17”</text:p>
      <text:p text:style-name="P59">.<text:span text:style-name="T40">INVERT</text:span></text:p>
      <text:p text:style-name="P60">studnet.invert converts key to value and viceversa</text:p>
      <text:p text:style-name="P60">.<text:span text:style-name="T41">MERGE<text:line-break/>extraco={:music=&gt;”guitar”,:sports=&gt;”none”}</text:span></text:p>
      <text:p text:style-name="P61">studnet.merge(extraco)</text:p>
      <text:p text:style-name="P61">extraco.to_a <text:s/>op:[[music:guitar],[sports:none]]</text:p>
      <text:p text:style-name="P53">.<text:span text:style-name="T42">only keys and values as array jux say </text:span></text:p>
      <text:p text:style-name="P53"><text:span text:style-name="T42">l=studnet.keys</text:span></text:p>
      <text:p text:style-name="P62">u=studnet.values</text:p>
      <text:p text:style-name="P62">(very useful)</text:p>
      <text:p text:style-name="P5"/>
      <text:p text:style-name="P64"><text:soft-page-break/>&gt;<text:span text:style-name="T7">conditinals</text:span></text:p>
      <text:p text:style-name="P64">x=10</text:p>
      <text:p text:style-name="P64">y=15</text:p>
      <text:p text:style-name="P64">if x==y</text:p>
      <text:p text:style-name="P64"><text:tab/>puts “x is same as y”</text:p>
      <text:p text:style-name="P64"><text:tab/>else</text:p>
      <text:p text:style-name="P64"><text:tab/><text:tab/>puts “nope”</text:p>
      <text:p text:style-name="P64">end</text:p>
      <text:p text:style-name="P64">.<text:span text:style-name="T43">unless</text:span></text:p>
      <text:p text:style-name="P64"><text:tab/>x=[1,2,3]</text:p>
      <text:p text:style-name="P64"><text:tab/>x.each {|x| puts x} unless x.empty?</text:p>
      <text:p text:style-name="P65">&gt;<text:span text:style-name="T7">OOP in Ruby</text:span></text:p>
      <text:p text:style-name="P65">.<text:span text:style-name="T44">class creation attr and calin method</text:span></text:p>
      <text:p text:style-name="P65"><text:span text:style-name="T45">&gt;</text:span><text:span text:style-name="T7"><text:tab/></text:span>class Studnet</text:p>
      <text:p text:style-name="P65"><text:tab/>attr_accessor :name,:marks,:usn</text:p>
      <text:p text:style-name="P65"><text:tab/></text:p>
      <text:p text:style-name="P65"><text:tab/>def test_method</text:p>
      <text:p text:style-name="P65"><text:tab/>puts "hi"</text:p>
      <text:p text:style-name="P65"><text:tab/>end<text:tab/><text:tab/></text:p>
      <text:p text:style-name="P65">end</text:p>
      <text:p text:style-name="P65"/>
      <text:p text:style-name="P65">s=Studnet.new</text:p>
      <text:p text:style-name="P65">s.usn = 07</text:p>
      <text:p text:style-name="P65">puts s.usn</text:p>
      <text:p text:style-name="P65">s.test_method</text:p>
      <text:p text:style-name="P66">&gt;initialize<text:span text:style-name="T46">r</text:span></text:p>
      <text:p text:style-name="P66">class Studnet</text:p>
      <text:p text:style-name="P66"><text:tab/>attr_accessor :name,:marks,:usn</text:p>
      <text:p text:style-name="P66"><text:tab/>def initialize(name,marks,usn)</text:p>
      <text:p text:style-name="P66"><text:tab/><text:tab/>@n=name</text:p>
      <text:p text:style-name="P66"><text:tab/><text:tab/>@m=marks</text:p>
      <text:p text:style-name="P66"><text:tab/><text:tab/>@u=usn</text:p>
      <text:p text:style-name="P66"><text:tab/>end</text:p>
      <text:p text:style-name="P66"><text:tab/></text:p>
      <text:p text:style-name="P66"><text:tab/>def disp</text:p>
      <text:p text:style-name="P66"><text:tab/>puts @n</text:p>
      <text:p text:style-name="P66"><text:tab/>puts @m</text:p>
      <text:p text:style-name="P66"><text:tab/>puts @u</text:p>
      <text:p text:style-name="P66"><text:tab/>end<text:tab/><text:tab/></text:p>
      <text:p text:style-name="P66">end</text:p>
      <text:p text:style-name="P66"/>
      <text:p text:style-name="P66">s=Studnet.new("mmm",90,7)</text:p>
      <text:p text:style-name="P66">s.disp</text:p>
      <text:p text:style-name="P64"/>
      <text:p text:style-name="P69">&gt;optinal</text:p>
      <text:p text:style-name="P67">class Studnet</text:p>
      <text:p text:style-name="P67"><text:tab/>attr_accessor :name,:marks,:usn</text:p>
      <text:p text:style-name="P67"><text:tab/>def initialize(name,marks,usn<text:span text:style-name="T46">=7</text:span>)</text:p>
      <text:p text:style-name="P67"><text:tab/><text:tab/>@n=name</text:p>
      <text:p text:style-name="P67"><text:tab/><text:tab/>@m=marks</text:p>
      <text:p text:style-name="P67"><text:tab/><text:tab/>@u=usn</text:p>
      <text:p text:style-name="P67"><text:tab/>end</text:p>
      <text:p text:style-name="P67"><text:soft-page-break/><text:tab/></text:p>
      <text:p text:style-name="P67"><text:tab/>def disp</text:p>
      <text:p text:style-name="P67"><text:tab/>puts @n</text:p>
      <text:p text:style-name="P67"><text:tab/>puts @m</text:p>
      <text:p text:style-name="P67"><text:tab/>puts @u</text:p>
      <text:p text:style-name="P67"><text:tab/>end<text:tab/><text:tab/></text:p>
      <text:p text:style-name="P67">end</text:p>
      <text:p text:style-name="P67"/>
      <text:p text:style-name="P67">s=Studnet.new("mmm",90)</text:p>
      <text:p text:style-name="P67">s.disp</text:p>
      <text:p text:style-name="P70">&gt;with name in initializer so tht no confusion</text:p>
      <text:p text:style-name="P70"/>
      <text:p text:style-name="P68">class Studnet</text:p>
      <text:p text:style-name="P68"><text:tab/>attr_accessor :name,:marks,:usn</text:p>
      <text:p text:style-name="P68"><text:tab/>def initialize(<text:span text:style-name="T47">name:</text:span>name,marks:<text:span text:style-name="T47">marks</text:span>,usn:<text:span text:style-name="T47">usn</text:span>)</text:p>
      <text:p text:style-name="P68"><text:tab/><text:tab/>@n=name</text:p>
      <text:p text:style-name="P68"><text:tab/><text:tab/>@m=marks</text:p>
      <text:p text:style-name="P68"><text:tab/><text:tab/>@u=usn</text:p>
      <text:p text:style-name="P68"><text:tab/>end</text:p>
      <text:p text:style-name="P68"><text:tab/></text:p>
      <text:p text:style-name="P68"><text:tab/>def disp</text:p>
      <text:p text:style-name="P68"><text:tab/>puts @n</text:p>
      <text:p text:style-name="P68"><text:tab/>puts @m</text:p>
      <text:p text:style-name="P68"><text:tab/>puts @u</text:p>
      <text:p text:style-name="P68"><text:tab/>end<text:tab/><text:tab/></text:p>
      <text:p text:style-name="P68">end</text:p>
      <text:p text:style-name="P68"/>
      <text:p text:style-name="P68">s=Studnet.new(<text:span text:style-name="T47">nmae:</text:span>"mmm",<text:span text:style-name="T47">marks:</text:span>90,<text:span text:style-name="T47">usn:</text:span>7)</text:p>
      <text:p text:style-name="P68">s.dis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3:10:27.102515220</meta:creation-date>
    <dc:date>2020-01-24T10:16:37.589147054</dc:date>
    <meta:editing-duration>PT6H36M51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7" meta:paragraph-count="317" meta:word-count="1024" meta:character-count="6482" meta:non-whitespace-character-count="5575"/>
  </office:meta>
</office:document-meta>
</file>